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13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ackground-color="#E6E6E6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1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28208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4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10-10T00:00:00" table:style-name="ce8">
            <text:p>10/10/12</text:p>
          </table:table-cell>
          <table:table-cell office:value-type="date" office:date-value="2012-10-11T00:00:00" table:style-name="ce8">
            <text:p>11/10/12</text:p>
          </table:table-cell>
          <table:table-cell office:value-type="date" office:date-value="2012-10-12T00:00:00" table:style-name="ce8">
            <text:p>12/10/12</text:p>
          </table:table-cell>
          <table:table-cell office:value-type="date" office:date-value="2012-10-13T00:00:00" table:style-name="ce8">
            <text:p>13/10/12</text:p>
          </table:table-cell>
          <table:table-cell office:value-type="date" office:date-value="2012-10-14T00:00:00" table:style-name="ce8">
            <text:p>14/10/12</text:p>
          </table:table-cell>
          <table:table-cell office:value-type="date" office:date-value="2012-10-15T00:00:00" table:style-name="ce8">
            <text:p>15/10/12</text:p>
          </table:table-cell>
          <table:table-cell office:value-type="date" office:date-value="2012-10-16T00:00:00" table:style-name="ce8">
            <text:p>16/10/12</text:p>
          </table:table-cell>
          <table:table-cell office:value-type="date" office:date-value="2012-10-17T00:00:00" table:style-name="ce8">
            <text:p>17/10/12</text:p>
          </table:table-cell>
          <table:table-cell office:value-type="date" office:date-value="2012-10-18T00:00:00" table:style-name="ce8">
            <text:p>18/10/12</text:p>
          </table:table-cell>
          <table:table-cell office:value-type="date" office:date-value="2012-10-19T00:00:00" table:style-name="ce8">
            <text:p>19/10/12</text:p>
          </table:table-cell>
          <table:table-cell office:value-type="date" office:date-value="2012-10-20T00:00:00" table:style-name="ce8">
            <text:p>20/10/12</text:p>
          </table:table-cell>
          <table:table-cell office:value-type="date" office:date-value="2012-10-21T00:00:00" table:style-name="ce8">
            <text:p>21/10/12</text:p>
          </table:table-cell>
          <table:table-cell office:value-type="date" office:date-value="2012-10-22T00:00:00" table:style-name="ce8">
            <text:p>22/10/12</text:p>
          </table:table-cell>
          <table:table-cell office:value-type="date" office:date-value="2012-10-23T00:00:00" table:style-name="ce8">
            <text:p>23/10/12</text:p>
          </table:table-cell>
          <table:table-cell office:value-type="date" office:date-value="2012-10-24T00:00:00" table:style-name="ce8">
            <text:p>24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Enable Swipe navigation of wizard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Create Unit test for Swipe action for navig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Enable use of onboard GPS to determine loc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Enable use of onboard gyro's to determine angles for panel setup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menu to save current configuration/report (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2" table:style-name="ce11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reate button to save report to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Alex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1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3" table:style-name="ce15">
            <text:p>3</text:p>
          </table:table-cell>
          <table:table-cell office:value-type="string" table:style-name="ce14">
            <text:p>Create menu to retrieve report from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Alex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Create functions to store and retrieve solar setup and solar results from local storage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" table:style-name="ce15">
            <text:p>5</text:p>
          </table:table-cell>
          <table:table-cell office:value-type="string" table:style-name="ce14">
            <text:p>Create functions to store and retrieve solar setup and solar results from local storage (mobile)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Darran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2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Modify UI to handle retrieval of reports and move directly to results pane.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7" table:style-name="ce15">
            <text:p>7</text:p>
          </table:table-cell>
          <table:table-cell office:value-type="string" table:style-name="ce14">
            <text:p>Modify UI to handle retrieval of reports and move directly to results pane. (mobile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Darran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23" table:style-name="ce16">
            <text:p>23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Create Unit tests for storing and retrieving results files.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Alex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7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menu option for printing, including printer setu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x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eate button for printing in results pane in wiz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eate print output suitable for print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6" table:style-name="ce12">
            <text:p>2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Enable use of onboard GPS to determine location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Darran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6" table:style-name="ce17">
            <text:p>26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Enable search for location based on street address input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Darran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7">
            <text:p>0</text:p>
          </table:table-cell>
          <table:table-cell table:number-columns-repeated="13" table:style-name="ce17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UI elements to hold comparison of two or more configurations (desktop)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d new tab to results page to allow for comparison (desktop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vide mechanism to select alternate configurations (desktop)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eate Unit Tests (deskto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ate UI elements to hold comparison of two or mor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d new tab to results page to allow for comparison (mobile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ovide mechanism to select alternat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32" table:style-name="ce12">
            <text:p>3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pdate GAE to include efficiency information in the results class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Update the summary report in result pane to include information (desktop)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Update the details table in results pane to include information (desktop)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Update the summary report in result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Update the details table in results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16364"/>
        </table:table-row>
        <table:table-row table:style-name="ro2">
          <table:table-cell office:value-type="float" office:value="32" table:style-name="ce17">
            <text:p>32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Create Unit tests for GAE results.</text:p>
          </table:table-cell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10" table:style-name="ce17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Update GAE to include panel output information in the results class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0" table:style-name="ce18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Update the summary report in result pane to include information (desktop)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0" table:style-name="ce19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Update the details table in results pane to include information (desktop)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0" table:style-name="ce19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Update the summary report in result pane to include information (mobile)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Darran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0" table:style-name="ce19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Update the details table in results pane to include information (mobile)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Darran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0" table:style-name="ce19"/>
          <table:table-cell table:number-columns-repeated="16364"/>
        </table:table-row>
        <table:table-row table:style-name="ro2">
          <table:table-cell office:value-type="float" office:value="33" table:style-name="ce20">
            <text:p>33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Create Unit tests for GAE results.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0" table:style-name="ce20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21">
            <text:p>Total Hours Remaining</text:p>
          </table:table-cell>
          <table:table-cell office:value-type="float" office:value="78" table:style-name="ce9">
            <text:p>78</text:p>
          </table:table-cell>
          <table:table-cell table:style-name="ce21"/>
          <table:table-cell office:value-type="float" office:value="72" table:style-name="ce9">
            <text:p>72</text:p>
          </table:table-cell>
          <table:table-cell office:value-type="float" office:value="55" table:style-name="ce9">
            <text:p>55</text:p>
          </table:table-cell>
          <table:table-cell office:value-type="float" office:value="50" table:style-name="ce9">
            <text:p>50</text:p>
          </table:table-cell>
          <table:table-cell office:value-type="float" office:value="38" table:style-name="ce9">
            <text:p>38</text:p>
          </table:table-cell>
          <table:table-cell office:value-type="float" office:value="36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2">
          <table:table-cell table:number-columns-repeated="2" table:style-name="ce9"/>
          <table:table-cell office:value-type="string" table:style-name="ce21">
            <text:p>Tasks Completed</text:p>
          </table:table-cell>
          <table:table-cell office:value-type="float" office:value="36" table:style-name="ce9">
            <text:p>36</text:p>
          </table:table-cell>
          <table:table-cell table:style-name="ce21"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2">
          <table:table-cell table:number-columns-repeated="2" table:style-name="ce9"/>
          <table:table-cell office:value-type="string" table:style-name="ce21">
            <text:p>Tasks Remaining</text:p>
          </table:table-cell>
          <table:table-cell table:style-name="ce9"/>
          <table:table-cell table:style-name="ce21"/>
          <table:table-cell office:value-type="float" office:value="34" table:style-name="ce9">
            <text:p>34</text:p>
          </table:table-cell>
          <table:table-cell office:value-type="float" office:value="29" table:style-name="ce9">
            <text:p>29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Ideal Burndown</text:p>
          </table:table-cell>
          <table:table-cell table:style-name="ce9"/>
          <table:table-cell table:style-name="ce21"/>
          <table:table-cell office:value-type="float" office:value="76" table:style-name="ce9">
            <text:p>76</text:p>
          </table:table-cell>
          <table:table-cell office:value-type="float" office:value="70.571428571428598" table:style-name="ce9">
            <text:p>70.57142857</text:p>
          </table:table-cell>
          <table:table-cell office:value-type="float" office:value="65.142857142857096" table:style-name="ce9">
            <text:p>65.14285714</text:p>
          </table:table-cell>
          <table:table-cell office:value-type="float" office:value="59.714285714285701" table:style-name="ce9">
            <text:p>59.71428571</text:p>
          </table:table-cell>
          <table:table-cell office:value-type="float" office:value="54.285714285714299" table:style-name="ce9">
            <text:p>54.28571429</text:p>
          </table:table-cell>
          <table:table-cell office:value-type="float" office:value="48.857142857142897" table:style-name="ce9">
            <text:p>48.85714286</text:p>
          </table:table-cell>
          <table:table-cell office:value-type="float" office:value="43.428571428571402" table:style-name="ce9">
            <text:p>43.42857143</text:p>
          </table:table-cell>
          <table:table-cell office:value-type="float" office:value="38" table:style-name="ce9">
            <text:p>38</text:p>
          </table:table-cell>
          <table:table-cell office:value-type="float" office:value="32.571428571428598" table:style-name="ce9">
            <text:p>32.57142857</text:p>
          </table:table-cell>
          <table:table-cell office:value-type="float" office:value="27.1428571428571" table:style-name="ce9">
            <text:p>27.14285714</text:p>
          </table:table-cell>
          <table:table-cell office:value-type="float" office:value="21.714285714285701" table:style-name="ce9">
            <text:p>21.71428571</text:p>
          </table:table-cell>
          <table:table-cell office:value-type="float" office:value="16.285714285714299" table:style-name="ce9">
            <text:p>16.28571429</text:p>
          </table:table-cell>
          <table:table-cell office:value-type="float" office:value="10.8571428571429" table:style-name="ce9">
            <text:p>10.85714286</text:p>
          </table:table-cell>
          <table:table-cell office:value-type="float" office:value="5.4285714285714297" table:style-name="ce9">
            <text:p>5.428571429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Day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1"/>
        </table:table-row>
        <table:table-row table:number-rows-repeated="1048530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10-19T05:36:49Z</dc:date>
    <meta:editing-cycles>81</meta:editing-cycles>
    <meta:editing-duration>PT169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50.0912598425197pt" svg:y="15.56220472440945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75748031496063pt" svg:y="94.87551181102363pt" svg:width="930.415748031496pt" svg:height="432.4251968503937pt" chart:style-name="Plt0">
          <chart:axis chart:dimension="y" chart:name="primary-y" chart:style-name="Axs0">
            <chart:title svg:x="12.75590551181102pt" svg:y="321.9307086614173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503937007873pt" svg:y="538.185748031496pt" chart:style-name="AT01">
              <text:p text:style-name="a2" text:class-names="" text:cond-style-name="">Day</text:p>
            </chart:title>
          </chart:axis>
          <chart:series chart:label-cell-address="Sheet1.$C$43" chart:values-cell-range-address="Sheet1.$F$43:.$T$43" chart:class="chart:bar" chart:attached-axis="primary-y" chart:style-name="G0S0">
            <chart:data-point chart:repeated="15"/>
          </chart:series>
          <chart:series chart:label-cell-address="Sheet1.$C$42" chart:values-cell-range-address="Sheet1.$F$42:.$T$42" chart:class="chart:line" chart:attached-axis="primary-y" chart:style-name="G1S0">
            <chart:data-point chart:repeated="15"/>
          </chart:series>
          <chart:series chart:label-cell-address="Sheet1.$C$44" chart:values-cell-range-address="Sheet1.$F$44:.$T$44" chart:class="chart:line" chart:attached-axis="primary-y" chart:style-name="G1S1">
            <chart:data-point chart:repeated="15"/>
          </chart:series>
          <chart:series chart:label-cell-address="Sheet1.$C$45" chart:values-cell-range-address="Sheet1.$F$45:.$T$45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